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n Java, a user-defined method is a method that is created and defined by the programmer. It is not a pre-defined method in the Java language like "System.out.println()" or "Integer.parseInt()". User-defined methods can be created within a class and are used to perform specific tasks or operations. They can take parameters as input and return a value or simply perform a task without returning a value. They can also be called multiple times throughout a program to perform the same task. User-defined methods are defined using the keyword "void" or a specific return type, followed by the method name, and a set of parentheses that may contain parameters.</text:p>
      <text:p text:style-name="Text_20_body">show me how</text:p>
      <text:p text:style-name="Text_20_body">Sure, here is an example of a user-defined method in Java:</text:p>
      <text:p text:style-name="Preformatted_20_Text"><text:span text:style-name="Source_20_Text">public class MyClass {</text:span></text:p>
      <text:p text:style-name="Preformatted_20_Text"><text:span text:style-name="Source_20_Text"><text:s text:c="4"/>public static void main(String[] args) {</text:span></text:p>
      <text:p text:style-name="Preformatted_20_Text"><text:span text:style-name="Source_20_Text"><text:s text:c="8"/>printHello();</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void printHello() {</text:span></text:p>
      <text:p text:style-name="Preformatted_20_Text"><text:span text:style-name="Source_20_Text"><text:s text:c="8"/>System.out.println("Hello, World!");</text:span></text:p>
      <text:p text:style-name="Preformatted_20_Text"><text:span text:style-name="Source_20_Text"><text:s text:c="4"/>}</text:span></text:p>
      <text:p text:style-name="P1"><text:span text:style-name="Source_20_Text">}</text:span></text:p>
      <text:p text:style-name="Text_20_body">In this example, the <text:span text:style-name="Source_20_Text">printHello()</text:span> method is a user-defined method. It is defined within the <text:span text:style-name="Source_20_Text">MyClass</text:span> class and does not take any parameters. It simply prints "Hello, World!" to the console when called. The method is called in the <text:span text:style-name="Source_20_Text">main()</text:span> method using the <text:span text:style-name="Source_20_Text">printHello()</text:span> method name followed by parentheses.</text:p>
      <text:p text:style-name="Text_20_body">Here's an example of a user-defined method with a return type and parameter:</text:p>
      <text:p text:style-name="Preformatted_20_Text"><text:span text:style-name="Source_20_Text">public class MyClass {</text:span></text:p>
      <text:p text:style-name="Preformatted_20_Text"><text:span text:style-name="Source_20_Text"><text:s text:c="4"/>public static void main(String[] args) {</text:span></text:p>
      <text:p text:style-name="Preformatted_20_Text"><text:span text:style-name="Source_20_Text"><text:s text:c="8"/>int result = addNumbers(5, 10);</text:span></text:p>
      <text:p text:style-name="Preformatted_20_Text"><text:span text:style-name="Source_20_Text"><text:s text:c="8"/>System.out.println("Result: " + result);</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int addNumbers(int num1, int num2) {</text:span></text:p>
      <text:p text:style-name="Preformatted_20_Text"><text:span text:style-name="Source_20_Text"><text:s text:c="8"/>return num1 + num2;</text:span></text:p>
      <text:p text:style-name="Preformatted_20_Text"><text:span text:style-name="Source_20_Text"><text:s text:c="4"/>}</text:span></text:p>
      <text:p text:style-name="P1"><text:span text:style-name="Source_20_Text">}</text:span></text:p>
      <text:p text:style-name="Text_20_body">In this example, the <text:span text:style-name="Source_20_Text">addNumbers(int num1, int num2)</text:span> method is a user-defined method. It takes two integer arguments <text:span text:style-name="Source_20_Text">num1</text:span> and <text:span text:style-name="Source_20_Text">num2</text:span>, and returns the sum of these numbers as an integer. The method is called in the <text:span text:style-name="Source_20_Text">main()</text:span> method and the result is stored in a variable <text:span text:style-name="Source_20_Text">result</text:span>, which is then printed to the console.</text:p>
      <text:p text:style-name="Text_20_body">It's important to note that the <text:span text:style-name="Source_20_Text">public</text:span> keyword in the method signature means that the method can be called from anywhere in the program, while the <text:span text:style-name="Source_20_Text">static</text:span> keyword means that the method can be called without creating an instance of the class.</text:p>
      <text:p text:style-name="Text_20_body">continue on methods</text:p>
      <text:p text:style-name="Text_20_body">Sure, here are a few more things to know about methods in Java:</text:p>
      <text:list text:style-name="L1">
        <text:list-item>
          <text:p text:style-name="P2">Methods can be overloaded. This means that you can have multiple methods with the same name, but with different parameter lists. The appropriate method to be called will be determined by the number and type of arguments passed to the method.</text:p>
        </text:list-item>
        <text:list-item>
          <text:p text:style-name="P2"><text:soft-page-break/>Methods can be recursive. This means that a method can call itself in order to solve a problem. Recursive methods are useful for solving problems that can be broken down into smaller, similar subproblems.</text:p>
        </text:list-item>
        <text:list-item>
          <text:p text:style-name="P2">Methods can be called with a variable number of arguments using the <text:span text:style-name="Source_20_Text">...</text:span> notation. This allows you to pass a variable number of arguments of the same type to a method. The arguments are passed as an array of the specified type.</text:p>
        </text:list-item>
        <text:list-item>
          <text:p text:style-name="P2">Methods can also be passed as arguments to other methods and returned as values from methods. This allows you to write more generic and reusable code.</text:p>
        </text:list-item>
      </text:list>
      <text:p text:style-name="Text_20_body">Here is an example of a method that uses recursion:</text:p>
      <text:p text:style-name="Preformatted_20_Text"><text:span text:style-name="Source_20_Text">public class MyClass {</text:span></text:p>
      <text:p text:style-name="Preformatted_20_Text"><text:span text:style-name="Source_20_Text"><text:s text:c="4"/>public static void main(String[] args) {</text:span></text:p>
      <text:p text:style-name="Preformatted_20_Text"><text:span text:style-name="Source_20_Text"><text:s text:c="8"/>System.out.println(factorial(5));</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int factorial(int n) {</text:span></text:p>
      <text:p text:style-name="Preformatted_20_Text"><text:span text:style-name="Source_20_Text"><text:s text:c="8"/>if (n == 1) {</text:span></text:p>
      <text:p text:style-name="Preformatted_20_Text"><text:span text:style-name="Source_20_Text"><text:s text:c="12"/>return 1;</text:span></text:p>
      <text:p text:style-name="Preformatted_20_Text"><text:span text:style-name="Source_20_Text"><text:s text:c="8"/>}</text:span></text:p>
      <text:p text:style-name="Preformatted_20_Text"><text:span text:style-name="Source_20_Text"><text:s text:c="8"/>return n * factorial(n - 1);</text:span></text:p>
      <text:p text:style-name="Preformatted_20_Text"><text:span text:style-name="Source_20_Text"><text:s text:c="4"/>}</text:span></text:p>
      <text:p text:style-name="P1"><text:span text:style-name="Source_20_Text">}</text:span></text:p>
      <text:p text:style-name="Text_20_body">In this example, the <text:span text:style-name="Source_20_Text">factorial(int n)</text:span> method is a recursive method that calculates the factorial of a given number <text:span text:style-name="Source_20_Text">n</text:span>. The method calls itself with the argument <text:span text:style-name="Source_20_Text">n-1</text:span> until the base case <text:span text:style-name="Source_20_Text">n==1</text:span> is reached, then it returns the result.</text:p>
      <text:p text:style-name="Text_20_body">And here's an example of a method that takes a variable number of arguments:</text:p>
      <text:p text:style-name="Preformatted_20_Text"><text:span text:style-name="Source_20_Text">public class MyClass {</text:span></text:p>
      <text:p text:style-name="Preformatted_20_Text"><text:span text:style-name="Source_20_Text"><text:s text:c="4"/>public static void main(String[] args) {</text:span></text:p>
      <text:p text:style-name="Preformatted_20_Text"><text:span text:style-name="Source_20_Text"><text:s text:c="8"/>printNumbers(1, 2, 3, 4, 5);</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static void printNumbers(int... numbers) {</text:span></text:p>
      <text:p text:style-name="Preformatted_20_Text"><text:span text:style-name="Source_20_Text"><text:s text:c="8"/>for (int number : numbers) {</text:span></text:p>
      <text:p text:style-name="Preformatted_20_Text"><text:span text:style-name="Source_20_Text"><text:s text:c="12"/>System.out.println(number);</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In this example, the <text:span text:style-name="Source_20_Text">printNumbers(int... numbers)</text:span> method takes a variable number of integers as arguments. The <text:span text:style-name="Source_20_Text">...</text:span> notation tells the compiler that the method can take a variable number of arguments. Inside the method, the arguments are passed as an array of integers and the method prints out each number in the array.</text:p>
      <text:p text:style-name="Text_20_body">more on functions</text:p>
      <text:p text:style-name="Text_20_body">Sure, in Java, methods and functions are similar, but technically a method is a function that is associated with a class or an object, while a function is a stand-alone block of code that is not associated with any class or object. However, the terms are often used interchangeably.</text:p>
      <text:p text:style-name="Text_20_body">Here are a few more things to know about functions in Java:</text:p>
      <text:list text:style-name="L2">
        <text:list-item>
          <text:p text:style-name="P3"><text:soft-page-break/>Functions can be defined as Lambda expressions. A lambda expression is a way to define a function as a simple, anonymous, and one-time-use block of code.</text:p>
        </text:list-item>
      </text:list>
      <text:p text:style-name="P1"><text:span text:style-name="Source_20_Text"><text:s text:c="4"/>(int a, int b) -&gt; { return a + b; }</text:span></text:p>
      <text:p text:style-name="Text_20_body">Lambda expressions are often used to define functional interfaces (interfaces with a single abstract method) in Java 8 and later.</text:p>
      <text:list text:style-name="L3">
        <text:list-item>
          <text:p text:style-name="P4">Functions can be defined as Method references. A method reference is a shorthand for a lambda expression that calls an existing method.</text:p>
        </text:list-item>
      </text:list>
      <text:p text:style-name="P1"><text:span text:style-name="Source_20_Text"><text:s text:c="4"/>MyClass::myMethod;</text:span></text:p>
      <text:list text:style-name="L4">
        <text:list-item>
          <text:p text:style-name="P5">Functions can be stored in variables. In Java 8 and later, functions can be stored in variables of functional interfaces type. This allows you to pass a function as an argument to another function, or return a function from a function.</text:p>
        </text:list-item>
      </text:list>
      <text:p text:style-name="P1"><text:span text:style-name="Source_20_Text"><text:s text:c="4"/>Function&lt;Integer, Integer&gt; square = x -&gt; x * x;</text:span></text:p>
      <text:list text:style-name="L5">
        <text:list-item>
          <text:p text:style-name="P6">Functions can be composed. Java 8 and later provides a set of functional interfaces to compose functions together. The <text:span text:style-name="Source_20_Text">andThen()</text:span> and <text:span text:style-name="Source_20_Text">compose()</text:span> methods of the <text:span text:style-name="Source_20_Text">Function</text:span> interface can be used to chain functions together.</text:p>
        </text:list-item>
      </text:list>
      <text:p text:style-name="Preformatted_20_Text"><text:span text:style-name="Source_20_Text"><text:s text:c="4"/>Function&lt;Integer, Integer&gt; add = x -&gt; x + 1;</text:span></text:p>
      <text:p text:style-name="Preformatted_20_Text"><text:span text:style-name="Source_20_Text"><text:s text:c="4"/>Function&lt;Integer, Integer&gt; square = x -&gt; x * x;</text:span></text:p>
      <text:p text:style-name="P1"><text:span text:style-name="Source_20_Text"><text:s text:c="4"/>Function&lt;Integer, Integer&gt; addAndSquare = add.andThen(square);</text:span></text:p>
      <text:p text:style-name="Text_20_body">Functions are an important concept in functional programming and are widely used in modern Java development.</text:p>
      <text:p text:style-name="Text_20_body">It's worth noting that Java 8 and later versions introduced functional interfaces, lambda expressions, and other functional programming features to the language, which makes it easier to write more functional code and make use of functional concepts such as closures and higher-order functions.</text:p>
      <text:p text:style-name="Text_20_body">more on functions</text:p>
      <text:p text:style-name="Text_20_body">Sure, here are a few more things to know about functions in Java:</text:p>
      <text:list text:style-name="L6">
        <text:list-item>
          <text:p text:style-name="P7">Functions can be defined as Anonymous Inner Classes. Anonymous inner classes are inner classes that are not given a name. They are often used to define a function as a simple, anonymous, and one-time-use block of code.</text:p>
        </text:list-item>
      </text:list>
      <text:p text:style-name="Preformatted_20_Text"><text:span text:style-name="Source_20_Text"><text:s text:c="4"/>new Thread(new Runnable() {</text:span></text:p>
      <text:p text:style-name="Preformatted_20_Text"><text:span text:style-name="Source_20_Text"><text:s text:c="8"/>public void run() {</text:span></text:p>
      <text:p text:style-name="Preformatted_20_Text"><text:span text:style-name="Source_20_Text"><text:s text:c="12"/>// code to run in a separate thread</text:span></text:p>
      <text:p text:style-name="Preformatted_20_Text"><text:span text:style-name="Source_20_Text"><text:s text:c="8"/>}</text:span></text:p>
      <text:p text:style-name="P1"><text:span text:style-name="Source_20_Text"><text:s text:c="4"/>}).start();</text:span></text:p>
      <text:list text:style-name="L7">
        <text:list-item>
          <text:p text:style-name="P8">Functions can be passed as arguments to other functions. This is known as Higher-order functions, which allows you to write more generic and reusable code.</text:p>
        </text:list-item>
      </text:list>
      <text:p text:style-name="Preformatted_20_Text"><text:span text:style-name="Source_20_Text"><text:s text:c="4"/>public static void processArray(int[] arr, IntUnaryOperator func) {</text:span></text:p>
      <text:p text:style-name="Preformatted_20_Text"><text:span text:style-name="Source_20_Text"><text:s text:c="8"/>for (int i = 0; i &lt; arr.length; i++) {</text:span></text:p>
      <text:p text:style-name="Preformatted_20_Text"><text:span text:style-name="Source_20_Text"><text:s text:c="12"/>arr[i] = func.applyAsInt(arr[i]);</text:span></text:p>
      <text:p text:style-name="Preformatted_20_Text"><text:span text:style-name="Source_20_Text"><text:s text:c="8"/>}</text:span></text:p>
      <text:p text:style-name="P1"><text:span text:style-name="Source_20_Text"><text:s text:c="4"/>}</text:span></text:p>
      <text:list text:style-name="L8">
        <text:list-item>
          <text:p text:style-name="P9"><text:soft-page-break/>Functions can be curried. Currying is a technique of transforming a function that takes multiple arguments into a sequence of functions, each taking a single argument. In Java you can use libraries like Vavr, javaslang and functionaljava to achieve currying.</text:p>
        </text:list-item>
      </text:list>
      <text:p text:style-name="Preformatted_20_Text"><text:span text:style-name="Source_20_Text"><text:s text:c="4"/>Function2&lt;Integer, Integer, Integer&gt; add = (a, b) -&gt; a + b;</text:span></text:p>
      <text:p text:style-name="Preformatted_20_Text"><text:span text:style-name="Source_20_Text"><text:s text:c="4"/>Function&lt;Integer, Function&lt;Integer, Integer&gt;&gt; curriedAdd = add.curried();</text:span></text:p>
      <text:p text:style-name="P1"><text:span text:style-name="Source_20_Text"><text:s text:c="4"/>Function&lt;Integer, Integer&gt; add10 = curriedAdd.apply(10);</text:span></text:p>
      <text:list text:style-name="L9">
        <text:list-item>
          <text:p text:style-name="P10">Functions can be memoized. Memoization is a technique of caching the results of function calls, so that the function does not need to recompute the result when called with the same arguments. This can help improve the performance of recursive or otherwise computationally expensive functions. In Java you can use libraries like Vavr, javaslang and functionaljava to achieve memoization.</text:p>
        </text:list-item>
      </text:list>
      <text:p text:style-name="Preformatted_20_Text"><text:span text:style-name="Source_20_Text"><text:s text:c="4"/>Function0&lt;Double&gt; heavyComputation = () -&gt; { /* code that takes a long time to execute */ };</text:span></text:p>
      <text:p text:style-name="P1"><text:span text:style-name="Source_20_Text"><text:s text:c="4"/>Function0&lt;Double&gt; memoized = heavyComputation.memoized();</text:span></text:p>
      <text:p text:style-name="Text_20_body">Functions are a powerful concept in functional programming and can be used to write more expressive, readable, and maintainable code. With the introduction of functional programming concepts and features in Java 8, it has become much easier to write functional code in Java.</text:p>
      <text:p text:style-name="Text_20_body">lamda expression</text:p>
      <text:p text:style-name="Text_20_body">A lambda expression is a way to define a function as a simple, anonymous, and one-time-use block of code in Java 8 and later. Lambda expressions are often used to define functional interfaces (interfaces with a single abstract method) in Java 8 and later.</text:p>
      <text:p text:style-name="Text_20_body">Here is an example of a lambda expression that defines a function that takes two integers and returns their sum:</text:p>
      <text:p text:style-name="P1"><text:span text:style-name="Source_20_Text"><text:s text:c="4"/>(int a, int b) -&gt; a + b</text:span></text:p>
      <text:p text:style-name="Text_20_body">This lambda expression can be stored in a variable of a functional interface type, such as <text:span text:style-name="Source_20_Text">BiFunction&lt;Integer, Integer, Integer&gt;</text:span>:</text:p>
      <text:p text:style-name="P1"><text:span text:style-name="Source_20_Text"><text:s text:c="4"/>BiFunction&lt;Integer, Integer, Integer&gt; add = (a, b) -&gt; a + b;</text:span></text:p>
      <text:p text:style-name="Text_20_body">Here's an example of a lambda expression that defines a function that takes no arguments and returns no value:</text:p>
      <text:p text:style-name="P1"><text:span text:style-name="Source_20_Text"><text:s text:c="4"/>() -&gt; System.out.println("Hello, World!");</text:span></text:p>
      <text:p text:style-name="Text_20_body">Lambda expressions can also be passed as arguments to methods, like this:</text:p>
      <text:p text:style-name="Preformatted_20_Text"><text:span text:style-name="Source_20_Text"><text:s text:c="4"/>List&lt;Integer&gt; numbers = Arrays.asList(1, 2, 3, 4, 5);</text:span></text:p>
      <text:p text:style-name="P1"><text:span text:style-name="Source_20_Text"><text:s text:c="4"/>numbers.forEach(n -&gt; System.out.println(n));</text:span></text:p>
      <text:p text:style-name="Text_20_body">Here, <text:span text:style-name="Source_20_Text">forEach</text:span> is a method that takes a functional interface <text:span text:style-name="Source_20_Text">Consumer&lt;T&gt;</text:span> as argument. This interface is a functional interface that represents an operation that accepts a single input argument and returns no result. In this example, the lambda expression <text:span text:style-name="Source_20_Text">n -&gt; System.out.println(n)</text:span> is passed as an argument to the <text:span text:style-name="Source_20_Text">forEach</text:span> method and it is used to perform the operation of printing out each element of the list.</text:p>
      <text:p text:style-name="Text_20_body"><text:soft-page-break/>It's worth noting that lambda expressions allow you to write more concise and readable code, and make it easier to use functional programming concepts such as closures and higher-order functions in Jav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4T14:38:12.251982306</meta:creation-date>
    <dc:date>2023-01-14T14:38:50.476165938</dc:date>
    <meta:editing-duration>PT38S</meta:editing-duration>
    <meta:editing-cycles>1</meta:editing-cycles>
    <meta:document-statistic meta:table-count="0" meta:image-count="0" meta:object-count="0" meta:page-count="5" meta:paragraph-count="110" meta:word-count="1553" meta:character-count="9668" meta:non-whitespace-character-count="7897"/>
    <meta:generator>LibreOffice/7.4.2.3$Linux_X86_64 LibreOffice_project/40$Build-3</meta:generator>
  </office:meta>
</office:document-meta>
</file>